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D000000AC568DFA55B04BCF18.png" manifest:media-type="image/png"/>
  <manifest:file-entry manifest:full-path="Pictures/10000001000001E70000008791F28A5FC95A9FF9.png" manifest:media-type="image/png"/>
  <manifest:file-entry manifest:full-path="Pictures/10000001000001F100000087D24670FFBA85A5F4.png" manifest:media-type="image/png"/>
  <manifest:file-entry manifest:full-path="Pictures/1000000000000168000000C02CA3E54D5DD1D1D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5.252cm" fo:margin-left="0cm" fo:margin-top="0cm" fo:margin-bottom="0cm" table:align="left" style:writing-mode="lr-tb"/>
    </style:style>
    <style:style style:name="Tabla1.A" style:family="table-column">
      <style:table-column-properties style:column-width="3.156cm"/>
    </style:style>
    <style:style style:name="Tabla1.B" style:family="table-column">
      <style:table-column-properties style:column-width="12.095cm"/>
    </style:style>
    <style:style style:name="Tabla1.1" style:family="table-row">
      <style:table-row-properties style:min-row-height="1.057cm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527cm" fo:keep-together="auto"/>
    </style:style>
    <style:style style:name="Tabla1.3" style:family="table-row">
      <style:table-row-properties style:min-row-height="0.309cm" fo:keep-together="auto"/>
    </style:style>
    <style:style style:name="Tabla1.A3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4" style:family="table-row">
      <style:table-row-properties fo:keep-together="auto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5" style:family="table-row">
      <style:table-row-properties fo:keep-together="auto"/>
    </style:style>
    <style:style style:name="Tabla1.A5" style:family="table-cell">
      <style:table-cell-properties fo:padding-left="0.191cm" fo:padding-right="0.191cm" fo:padding-top="0cm" fo:padding-bottom="0cm" fo:border="0.75pt solid #000000" style:writing-mode="lr-tb"/>
    </style:style>
    <style:style style:name="Tabla1.6" style:family="table-row">
      <style:table-row-properties fo:keep-together="auto"/>
    </style:style>
    <style:style style:name="Tabla1.A6" style:family="table-cell">
      <style:table-cell-properties fo:padding-left="0.191cm" fo:padding-right="0.191cm" fo:padding-top="0cm" fo:padding-bottom="0cm" fo:border="0.75pt solid #000000" style:writing-mode="lr-tb"/>
    </style:style>
    <style:style style:name="Tabla1.7" style:family="table-row">
      <style:table-row-properties style:min-row-height="3.487cm" fo:keep-together="auto"/>
    </style:style>
    <style:style style:name="Tabla1.A7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B7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8" style:family="table-row">
      <style:table-row-properties style:min-row-height="3.466cm" fo:keep-together="auto"/>
    </style:style>
    <style:style style:name="Tabla1.9" style:family="table-row">
      <style:table-row-properties fo:keep-together="auto"/>
    </style:style>
    <style:style style:name="Tab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la1.10" style:family="table-row">
      <style:table-row-properties fo:keep-together="auto"/>
    </style:style>
    <style:style style:name="Tab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11" style:family="table-row">
      <style:table-row-properties fo:keep-together="auto"/>
    </style:style>
    <style:style style:name="Tab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44cm" fo:margin-left="0.009cm" fo:margin-top="0cm" fo:margin-bottom="0cm" table:align="left" style:writing-mode="lr-tb"/>
    </style:style>
    <style:style style:name="Tabla2.A" style:family="table-column">
      <style:table-column-properties style:column-width="15.244cm"/>
    </style:style>
    <style:style style:name="Tabla2.1" style:family="table-row">
      <style:table-row-properties style:min-row-height="0.284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2" style:family="table-row">
      <style:table-row-properties fo:keep-together="auto"/>
    </style:style>
    <style:style style:name="Tabla3" style:family="table">
      <style:table-properties style:width="15.244cm" fo:margin-left="0.009cm" fo:margin-top="0cm" fo:margin-bottom="0cm" table:align="left" style:writing-mode="lr-tb"/>
    </style:style>
    <style:style style:name="Tabla3.A" style:family="table-column">
      <style:table-column-properties style:column-width="1.919cm"/>
    </style:style>
    <style:style style:name="Tabla3.B" style:family="table-column">
      <style:table-column-properties style:column-width="1.854cm"/>
    </style:style>
    <style:style style:name="Tabla3.C" style:family="table-column">
      <style:table-column-properties style:column-width="8.089cm"/>
    </style:style>
    <style:style style:name="Tabla3.D" style:family="table-column">
      <style:table-column-properties style:column-width="3.38cm"/>
    </style:style>
    <style:style style:name="Tabla3.1" style:family="table-row">
      <style:table-row-properties style:min-row-height="0.82cm" fo:keep-together="auto"/>
    </style:style>
    <style:style style:name="Tabla3.A1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617cm" fo:keep-together="auto"/>
    </style:style>
    <style:style style:name="Tabla3.A2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2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3" style:family="table-row">
      <style:table-row-properties style:min-row-height="0.31cm" fo:keep-together="auto"/>
    </style:style>
    <style:style style:name="Tabla3.A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D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4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4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C4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5" style:family="table-row">
      <style:table-row-properties style:min-row-height="0.441cm" fo:keep-together="auto"/>
    </style:style>
    <style:style style:name="Tabla3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C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6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6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C6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7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7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C7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" style:family="table">
      <style:table-properties style:width="15.244cm" fo:margin-left="0.009cm" fo:margin-top="0cm" fo:margin-bottom="0cm" table:align="left" style:writing-mode="lr-tb"/>
    </style:style>
    <style:style style:name="Tabla4.A" style:family="table-column">
      <style:table-column-properties style:column-width="8.617cm"/>
    </style:style>
    <style:style style:name="Tabla4.B" style:family="table-column">
      <style:table-column-properties style:column-width="6.625cm"/>
    </style:style>
    <style:style style:name="Tabla4.1" style:family="table-row">
      <style:table-row-properties style:min-row-height="1.05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1.215cm" fo:keep-together="auto"/>
    </style:style>
    <style:style style:name="Tabla4.3" style:family="table-row">
      <style:table-row-properties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 fo:orphans="2" fo:widows="2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List_20_Paragraph" style:list-style-name="WWNum11">
      <style:paragraph-properties fo:margin-left="1.311cm" fo:margin-top="0cm" fo:margin-bottom="0cm" style:contextual-spacing="true" fo:line-height="100%" fo:text-align="justify" style:justify-single-word="false" fo:orphans="2" fo:widows="2" fo:text-indent="-0.75cm" style:auto-text-indent="false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List_20_Paragraph" style:list-style-name="WWNum2">
      <style:paragraph-properties fo:margin-left="0.404cm" fo:margin-top="0cm" fo:margin-bottom="0cm" style:contextual-spacing="true" fo:line-height="100%" fo:text-align="justify" style:justify-single-word="false" fo:orphans="2" fo:widows="2" fo:text-indent="-0.404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List_20_Paragraph" style:list-style-name="WWNum11">
      <style:paragraph-properties fo:margin-left="1.311cm" fo:margin-top="0cm" fo:margin-bottom="0cm" style:contextual-spacing="true" fo:line-height="100%" fo:text-align="justify" style:justify-single-word="false" fo:orphans="2" fo:widows="2" fo:text-indent="-0.75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List_20_Paragraph" style:list-style-name="WWNum8">
      <style:paragraph-properties fo:margin-left="1.311cm" fo:margin-top="0cm" fo:margin-bottom="0cm" style:contextual-spacing="true" fo:line-height="100%" fo:text-align="justify" style:justify-single-word="false" fo:orphans="2" fo:widows="2" fo:text-indent="-0.75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List_20_Paragraph" style:list-style-name="WWNum10">
      <style:paragraph-properties fo:margin-left="1.311cm" fo:margin-top="0cm" fo:margin-bottom="0cm" style:contextual-spacing="true" fo:line-height="100%" fo:text-align="justify" style:justify-single-word="false" fo:orphans="2" fo:widows="2" fo:text-indent="-0.75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List_20_Paragraph" style:list-style-name="WWNum12">
      <style:paragraph-properties fo:margin-left="2.06cm" fo:margin-top="0cm" fo:margin-bottom="0cm" style:contextual-spacing="true" fo:line-height="100%" fo:text-align="justify" style:justify-single-word="false" fo:orphans="2" fo:widows="2" fo:text-indent="-0.75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List_20_Paragraph" style:list-style-name="WWNum1">
      <style:paragraph-properties fo:margin-left="0.404cm" fo:margin-top="0cm" fo:margin-bottom="0cm" style:contextual-spacing="true" fo:line-height="100%" fo:text-align="start" style:justify-single-word="false" fo:orphans="2" fo:widows="2" fo:text-indent="-0.404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.212cm" style:contextual-spacing="false" fo:line-height="115%" fo:text-align="justify" style:justify-single-word="false" fo:orphans="2" fo:widows="2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left="0.561cm" fo:margin-top="0cm" fo:margin-bottom="0cm" style:contextual-spacing="false" fo:line-height="108%" fo:text-align="justify" style:justify-single-word="false" fo:orphans="2" fo:widows="2" fo:text-indent="0.074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List_20_Paragraph" style:list-style-name="WWNum5">
      <style:paragraph-properties fo:margin-top="0cm" fo:margin-bottom="0cm" style:contextual-spacing="true" fo:line-height="108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25cm"/>
        </style:tab-stops>
      </style:paragraph-properties>
      <style:text-properties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style>
    <style:style style:name="P18" style:family="paragraph" style:parent-style-name="Standard">
      <style:paragraph-properties fo:margin-top="0cm" fo:margin-bottom="0.423cm" style:contextual-spacing="false" fo:line-height="100%" fo:text-align="start" style:justify-single-word="false" fo:orphans="2" fo:widows="2"/>
      <style:text-properties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>
        <style:tab-stops>
          <style:tab-stop style:position="0.25cm"/>
        </style:tab-stops>
      </style:paragraph-properties>
      <style:text-properties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25cm"/>
        </style:tab-stops>
      </style:paragraph-properties>
      <style:text-properties style:font-name="Calibri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3" style:family="paragraph" style:parent-style-name="List_20_Paragraph" style:list-style-name="WWNum3">
      <style:paragraph-properties fo:margin-left="0.591cm" fo:margin-top="0cm" fo:margin-bottom="0cm" style:contextual-spacing="true" fo:line-height="100%" fo:text-align="justify" style:justify-single-word="false" fo:orphans="2" fo:widows="2" fo:text-indent="-0.591cm" style:auto-text-indent="false">
        <style:tab-stops>
          <style:tab-stop style:position="2.02cm"/>
        </style:tab-stops>
      </style:paragraph-properties>
      <style:text-properties style:font-name="Calibri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4" style:family="paragraph" style:parent-style-name="List_20_Paragraph" style:list-style-name="WWNum4">
      <style:paragraph-properties fo:margin-left="0.058cm" fo:margin-top="0cm" fo:margin-bottom="0cm" style:contextual-spacing="true" fo:line-height="100%" fo:text-align="start" style:justify-single-word="false" fo:orphans="2" fo:widows="2" fo:text-indent="-0.249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5" style:family="paragraph" style:parent-style-name="List_20_Paragraph" style:list-style-name="WWNum3">
      <style:paragraph-properties fo:margin-left="0.591cm" fo:margin-top="0cm" fo:margin-bottom="0cm" style:contextual-spacing="true" fo:line-height="100%" fo:text-align="start" style:justify-single-word="false" fo:orphans="2" fo:widows="2" fo:text-indent="-0.591cm" style:auto-text-indent="false">
        <style:tab-stops>
          <style:tab-stop style:position="2.02cm"/>
        </style:tab-stops>
      </style:paragraph-properties>
      <style:text-properties style:font-name="Calibri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1pt" fo:language="es" fo:country="ES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es" fo:country="ES" fo:font-weight="bold" style:letter-kerning="false" style:font-name-asian="Calibri1" style:font-size-asian="10pt" style:language-asian="es" style:country-asian="ES" style:font-weight-asian="bold" style:font-name-complex="Arial1" style:font-size-complex="10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25cm"/>
        </style:tab-stops>
      </style:paragraph-properties>
      <style:text-properties style:font-name="Arial" fo:font-size="10pt" fo:language="es" fo:country="ES" fo:font-weight="bold" style:letter-kerning="false" style:font-name-asian="Calibri1" style:font-size-asian="10pt" style:language-asian="es" style:country-asian="ES" style:font-weight-asian="bold" style:font-name-complex="Arial1" style:font-size-complex="10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9pt" fo:language="es" fo:country="ES" style:letter-kerning="false" style:font-name-asian="Calibri1" style:font-size-asian="9pt" style:language-asian="es" style:country-asian="ES" style:font-name-complex="Arial1" style:font-size-complex="10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fo:language="es" fo:country="ES" fo:font-weight="bold" style:letter-kerning="false" style:font-name-asian="Calibri1" style:font-size-asian="12pt" style:language-asian="es" style:country-asian="ES" style:font-weight-asian="bold" style:font-name-complex="Arial1" style:font-size-complex="10pt" style:language-complex="ar" style:country-complex="SA"/>
    </style:style>
    <style:style style:name="P31" style:family="paragraph" style:parent-style-name="Header">
      <style:paragraph-properties fo:text-align="center" style:justify-single-word="false"/>
      <style:text-properties fo:color="#808080" loext:opacity="100%" fo:font-size="9pt" fo:font-weight="bold" style:font-size-asian="9pt" style:language-asian="es" style:country-asian="ES" style:font-weight-asian="bold" style:font-name-complex="Calibri1" style:font-size-complex="12pt" style:font-weight-complex="bold"/>
    </style:style>
    <style:style style:name="P32" style:family="paragraph" style:parent-style-name="Header">
      <style:paragraph-properties fo:text-align="center" style:justify-single-word="false"/>
    </style:style>
    <style:style style:name="P33" style:family="paragraph" style:parent-style-name="List_20_Paragraph" style:list-style-name="WWNum2">
      <style:paragraph-properties fo:margin-left="0.404cm" fo:margin-top="0cm" fo:margin-bottom="0cm" style:contextual-spacing="true" fo:line-height="100%" fo:text-align="justify" style:justify-single-word="false" fo:orphans="2" fo:widows="2" fo:text-indent="-0.404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4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 fo:orphans="2" fo:widows="2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5" style:family="paragraph" style:parent-style-name="List_20_Paragraph" style:list-style-name="WWNum11">
      <style:paragraph-properties fo:margin-left="1.311cm" fo:margin-top="0cm" fo:margin-bottom="0cm" style:contextual-spacing="true" fo:line-height="100%" fo:text-align="justify" style:justify-single-word="false" fo:orphans="2" fo:widows="2" fo:text-indent="-0.75cm" style:auto-text-indent="false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6" style:family="paragraph" style:parent-style-name="List_20_Paragraph" style:list-style-name="WWNum11">
      <style:paragraph-properties fo:margin-left="1.311cm" fo:margin-top="0cm" fo:margin-bottom="0cm" style:contextual-spacing="true" fo:line-height="100%" fo:text-align="justify" style:justify-single-word="false" fo:orphans="2" fo:widows="2" fo:text-indent="-0.75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7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8" style:family="paragraph" style:parent-style-name="List_20_Paragraph" style:list-style-name="WWNum8">
      <style:paragraph-properties fo:margin-left="1.311cm" fo:margin-top="0cm" fo:margin-bottom="0cm" style:contextual-spacing="true" fo:line-height="100%" fo:text-align="justify" style:justify-single-word="false" fo:orphans="2" fo:widows="2" fo:text-indent="-0.75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9" style:family="paragraph" style:parent-style-name="List_20_Paragraph" style:list-style-name="WWNum10">
      <style:paragraph-properties fo:margin-left="1.311cm" fo:margin-top="0cm" fo:margin-bottom="0cm" style:contextual-spacing="true" fo:line-height="100%" fo:text-align="justify" style:justify-single-word="false" fo:orphans="2" fo:widows="2" fo:text-indent="-0.75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0" style:family="paragraph" style:parent-style-name="List_20_Paragraph" style:list-style-name="WWNum12">
      <style:paragraph-properties fo:margin-left="2.06cm" fo:margin-top="0cm" fo:margin-bottom="0cm" style:contextual-spacing="true" fo:line-height="100%" fo:text-align="justify" style:justify-single-word="false" fo:orphans="2" fo:widows="2" fo:text-indent="-0.75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1" style:family="paragraph" style:parent-style-name="List_20_Paragraph" style:list-style-name="WWNum1">
      <style:paragraph-properties fo:margin-left="0.404cm" fo:margin-top="0cm" fo:margin-bottom="0cm" style:contextual-spacing="true" fo:line-height="100%" fo:text-align="start" style:justify-single-word="false" fo:orphans="2" fo:widows="2" fo:text-indent="-0.404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2" style:family="paragraph" style:parent-style-name="List_20_Paragraph" style:list-style-name="WWNum5">
      <style:paragraph-properties fo:margin-top="0cm" fo:margin-bottom="0cm" style:contextual-spacing="true" fo:line-height="108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3" style:family="paragraph" style:parent-style-name="List_20_Paragraph" style:list-style-name="WWNum3">
      <style:paragraph-properties fo:margin-left="0.591cm" fo:margin-top="0cm" fo:margin-bottom="0cm" style:contextual-spacing="true" fo:line-height="100%" fo:text-align="justify" style:justify-single-word="false" fo:orphans="2" fo:widows="2" fo:text-indent="-0.591cm" style:auto-text-indent="false">
        <style:tab-stops>
          <style:tab-stop style:position="2.02cm"/>
        </style:tab-stops>
      </style:paragraph-properties>
      <style:text-properties style:font-name="Calibri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4" style:family="paragraph" style:parent-style-name="List_20_Paragraph" style:list-style-name="WWNum4">
      <style:paragraph-properties fo:margin-left="0.058cm" fo:margin-top="0cm" fo:margin-bottom="0cm" style:contextual-spacing="true" fo:line-height="100%" fo:text-align="start" style:justify-single-word="false" fo:orphans="2" fo:widows="2" fo:text-indent="-0.249cm" style:auto-text-indent="false"/>
      <style:text-properties style:font-name="Calibri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5" style:family="paragraph" style:parent-style-name="List_20_Paragraph" style:list-style-name="WWNum3">
      <style:paragraph-properties fo:margin-left="0.591cm" fo:margin-top="0cm" fo:margin-bottom="0cm" style:contextual-spacing="true" fo:line-height="100%" fo:text-align="start" style:justify-single-word="false" fo:orphans="2" fo:widows="2" fo:text-indent="-0.591cm" style:auto-text-indent="false">
        <style:tab-stops>
          <style:tab-stop style:position="2.02cm"/>
        </style:tab-stops>
      </style:paragraph-properties>
      <style:text-properties style:font-name="Calibri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1pt" fo:language="es" fo:country="ES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9pt" fo:language="es" fo:country="ES" style:letter-kerning="false" style:font-name-asian="Calibri1" style:font-size-asian="9pt" style:language-asian="es" style:country-asian="ES" style:font-name-complex="Arial1" style:font-size-complex="10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es" fo:country="ES" fo:font-weight="bold" style:letter-kerning="false" style:font-name-asian="Calibri1" style:font-size-asian="10pt" style:language-asian="es" style:country-asian="ES" style:font-weight-asian="bold" style:font-name-complex="Arial1" style:font-size-complex="10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25cm"/>
        </style:tab-stops>
      </style:paragraph-properties>
      <style:text-properties style:font-name="Arial" fo:font-size="10pt" fo:language="es" fo:country="ES" fo:font-weight="bold" style:letter-kerning="false" style:font-name-asian="Calibri1" style:font-size-asian="10pt" style:language-asian="es" style:country-asian="ES" style:font-weight-asian="bold" style:font-name-complex="Arial1" style:font-size-complex="10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fo:language="es" fo:country="ES" fo:font-weight="bold" style:letter-kerning="false" style:font-name-asian="Calibri1" style:font-size-asian="12pt" style:language-asian="es" style:country-asian="ES" style:font-weight-asian="bold" style:font-name-complex="Arial1" style:font-size-complex="10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3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5" style:family="paragraph" style:parent-style-name="Standard">
      <style:paragraph-properties fo:margin-top="0cm" fo:margin-bottom="0.212cm" style:contextual-spacing="false" fo:line-height="115%" fo:text-align="justify" style:justify-single-word="false" fo:orphans="2" fo:widows="2">
        <style:tab-stops>
          <style:tab-stop style:position="0.25cm"/>
        </style:tab-stops>
      </style:paragraph-properties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6" style:family="paragraph" style:parent-style-name="Standard">
      <style:paragraph-properties fo:margin-left="0.561cm" fo:margin-top="0cm" fo:margin-bottom="0cm" style:contextual-spacing="false" fo:line-height="108%" fo:text-align="justify" style:justify-single-word="false" fo:orphans="2" fo:widows="2" fo:text-indent="0.074cm" style:auto-text-indent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25cm"/>
        </style:tab-stops>
      </style:paragraph-properties>
      <style:text-properties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style>
    <style:style style:name="P58" style:family="paragraph" style:parent-style-name="Standard">
      <style:paragraph-properties fo:margin-top="0cm" fo:margin-bottom="0.423cm" style:contextual-spacing="false" fo:line-height="100%" fo:text-align="start" style:justify-single-word="false" fo:orphans="2" fo:widows="2"/>
      <style:text-properties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style>
    <style:style style:name="P60" style:family="paragraph" style:parent-style-name="Standard">
      <style:paragraph-properties fo:margin-top="0cm" fo:margin-bottom="0.423cm" style:contextual-spacing="false" fo:line-height="100%" fo:text-align="start" style:justify-single-word="false" fo:orphans="2" fo:widows="2"/>
      <style:text-properties style:font-name="Calibri" fo:font-size="10pt" fo:language="es" fo:country="ES" officeooo:paragraph-rsid="000de26b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>
        <style:tab-stops>
          <style:tab-stop style:position="0.25cm"/>
        </style:tab-stops>
      </style:paragraph-properties>
      <style:text-properties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0.25cm"/>
        </style:tab-stops>
      </style:paragraph-properties>
      <style:text-properties style:font-name="Calibri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64" style:family="paragraph" style:parent-style-name="Standard">
      <style:paragraph-properties fo:margin-left="0.501cm" fo:margin-top="0cm" fo:margin-bottom="0.212cm" style:contextual-spacing="false" fo:line-height="150%" fo:text-indent="-0.501cm" style:auto-text-indent="false"/>
      <style:text-properties style:font-name="Calibri Light" style:font-name-complex="Calibri Light1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name-asian="Calibri1" style:font-weight-asian="bold" style:font-name-complex="Arial1"/>
    </style:style>
    <style:style style:name="T3" style:family="text">
      <style:text-properties style:font-name="Arial" fo:font-weight="bold" style:language-asian="es" style:country-asian="ES" style:font-weight-asian="bold" style:font-name-complex="Arial1"/>
    </style:style>
    <style:style style:name="T4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fo:font-size="10pt" fo:font-weight="bold" style:font-size-asian="10pt" style:font-weight-asian="bold" style:font-name-complex="Arial1"/>
    </style:style>
    <style:style style:name="T7" style:family="text">
      <style:text-properties style:font-name="Arial" fo:font-size="10pt" style:font-size-asian="10pt" style:font-name-complex="Arial1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size="8pt" fo:font-weight="bold" style:font-size-asian="8pt" style:language-asian="es" style:country-asian="ES" style:font-weight-asian="bold" style:font-name-complex="Arial1"/>
    </style:style>
    <style:style style:name="T10" style:family="text">
      <style:text-properties style:font-name="Arial" style:language-asian="es" style:country-asian="ES" style:font-name-complex="Arial1"/>
    </style:style>
    <style:style style:name="T11" style:family="text">
      <style:text-properties style:font-name="Arial" fo:font-size="9pt" style:font-size-asian="9pt" style:language-asian="es" style:country-asian="ES" style:font-name-complex="Arial1"/>
    </style:style>
    <style:style style:name="T12" style:family="text">
      <style:text-properties style:font-name="Arial" fo:font-size="12pt" fo:font-weight="bold" style:font-size-asian="12pt" style:font-weight-asian="bold" style:font-name-complex="Arial1"/>
    </style:style>
    <style:style style:name="T13" style:family="text">
      <style:text-properties fo:color="#000000" loext:opacity="100%" style:font-name="Arial" fo:font-weight="bold" style:font-name-asian="Times New Roman1" style:font-weight-asian="bold" style:font-name-complex="Arial1" style:font-weight-complex="bold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alibri Light" style:font-name-complex="Calibri Light1"/>
    </style:style>
    <style:style style:name="T17" style:family="text">
      <style:text-properties fo:color="#808080" loext:opacity="100%" fo:font-size="9pt" fo:font-weight="bold" style:font-size-asian="9pt" style:language-asian="es" style:country-asian="ES" style:font-weight-asian="bold" style:font-name-complex="Calibri1" style:font-size-complex="12pt" style:font-weight-complex="bold"/>
    </style:style>
    <style:style style:name="T18" style:family="text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243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2.538cm, 0cm, 2.26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 loext:marker-style-name="T1"><text:span text:style-name="T1">ACTIVIDADES CERTIFICADO DE PROFESIONALIDAD </text:span><text:span text:style-name="T1"/></text:p>
            <text:p text:style-name="P1" loext:marker-style-name="T1"><text:span text:style-name="T1">IFCT0210 - DESARROLLO DE APLICACIONES CON TECNOLOGÍA WEB</text:span><text:span text:style-name="T1"/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1" loext:marker-style-name="T1"><text:span text:style-name="T1">MF0491_3: Programación web en el entorno cliente.</text:span><text:span text:style-name="T1"/></text:p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1" loext:marker-style-name="T13"><text:span text:style-name="T13">Evaluación teórica</text:span><text:span text:style-name="T13"/></text:p>
          </table:table-cell>
          <table:covered-table-cell/>
        </table:table-row>
        <table:table-row table:style-name="Tabla1.4">
          <table:table-cell table:style-name="Tabla1.A4" table:number-columns-spanned="2" office:value-type="string">
            <text:p text:style-name="P2" loext:marker-style-name="T14"><text:span text:style-name="T1">INSTRUCCIONES GENERALES Y VALORACIÓN</text:span><text:span text:style-name="T1"/></text:p>
          </table:table-cell>
          <table:covered-table-cell/>
        </table:table-row>
        <table:table-row table:style-name="Tabla1.5">
          <table:table-cell table:style-name="Tabla1.A5" table:number-columns-spanned="2" office:value-type="string">
            <text:p text:style-name="P2" loext:marker-style-name="T4"><text:span text:style-name="T1">Estructura de la prueba</text:span><text:span text:style-name="T4"/></text:p>
          </table:table-cell>
          <table:covered-table-cell/>
        </table:table-row>
        <table:table-row table:style-name="Tabla1.6">
          <table:table-cell table:style-name="Tabla1.A6" table:number-columns-spanned="2" office:value-type="string">
            <text:p text:style-name="P14" loext:marker-style-name="T5"><text:span text:style-name="T5">Las actividades evaluables suponen el 70% de la evaluación del aprendizaje del módulo formativo. Son elementos claves de la evaluación formativa y la evaluación continua, siendo imprescindibles en el proceso de aprendizaje y enseñanza. <text:s/></text:span><text:span text:style-name="T5"/></text:p>
            <text:p text:style-name="P14" loext:marker-style-name="T5"><text:span text:style-name="T5">De acuerdo con el tipo de actividad las evidencias, registros y firmas, podrán ser individuales o grupales y utilizar soportes documentales en formato papel o electrónicos. </text:span><text:span text:style-name="T5"/></text:p>
            <text:p text:style-name="P3" loext:marker-style-name="T5"><text:span text:style-name="T5">El docente observará al conjunto de alumnado que realiza la actividad indicando en el campo de observaciones, si es necesario, cualquier anotación. <text:s/></text:span><text:span text:style-name="T5"/></text:p>
          </table:table-cell>
          <table:covered-table-cell/>
        </table:table-row>
        <table:table-row table:style-name="Tabla1.7">
          <table:table-cell table:style-name="Tabla1.A7" office:value-type="string">
            <text:p text:style-name="P1" loext:marker-style-name="T6"><text:span text:style-name="T6">Capacidades</text:span><text:span text:style-name="T6"/></text:p>
            <text:p text:style-name="P1" loext:marker-style-name="T6"><text:span text:style-name="T6">(objetivos específicos)</text:span><text:span text:style-name="T6"/></text:p>
          </table:table-cell>
          <table:table-cell table:style-name="Tabla1.B7" office:value-type="string">
            <text:list text:style-name="WWNum2">
              <text:list-item>
                <text:p text:style-name="P7" loext:marker-style-name="T7"><text:span text:style-name="T7">Elaborar documentos utilizando lenguajes de marcas y estándares de desarrollo software.</text:span><text:span text:style-name="T7"/></text:p>
              </text:list-item>
              <text:list-item>
                <text:p text:style-name="P7" loext:marker-style-name="T7"><text:span text:style-name="T7">Crear componentes software mediante <text:s/>herramientas <text:s/>y <text:s/>lenguajes <text:s/>de <text:s/>guion utilizando técnicas de desarrollo estructurado.</text:span><text:span text:style-name="T7"/></text:p>
              </text:list-item>
              <text:list-item>
                <text:p text:style-name="P7" loext:marker-style-name="T7"><text:span text:style-name="T7">Crear y manipular componentes <text:s/>multimedia <text:s/>utilizando <text:s/>lenguajes <text:s/>de <text:s/>guion <text:s/>y herramientas específicas.</text:span><text:span text:style-name="T7"/></text:p>
              </text:list-item>
              <text:list-item>
                <text:p text:style-name="P7" loext:marker-style-name="T6"><text:span text:style-name="T7">Seleccionar componentes de software ya desarrollados según su funcionalidad para integrarlos en documentos.</text:span><text:span text:style-name="T6"/></text:p>
              </text:list-item>
            </text:list>
          </table:table-cell>
        </table:table-row>
        <table:table-row table:style-name="Tabla1.8">
          <table:table-cell table:style-name="Tabla1.A7" office:value-type="string">
            <text:p text:style-name="P1" loext:marker-style-name="T6"><text:span text:style-name="T6">Criterios de evaluación</text:span><text:span text:style-name="T6"/></text:p>
          </table:table-cell>
          <table:table-cell table:style-name="Tabla1.A7" office:value-type="string">
            <text:list text:style-name="WWNum1">
              <text:list-item>
                <text:p text:style-name="P13" loext:marker-style-name="T7"><text:span text:style-name="T7">Determinar las diferentes partes de un documento creado con lenguaje de marcas utilizado para su implementación.</text:span><text:span text:style-name="T7"/></text:p>
              </text:list-item>
              <text:list-item>
                <text:p text:style-name="P13" loext:marker-style-name="T7"><text:span text:style-name="T7">Reconocer las diferentes técnicas de desarrollo de software existentes en el mercado para mejorar la integración en el sistema y elaboración de documentos según el diseño especificado.</text:span><text:span text:style-name="T7"/></text:p>
              </text:list-item>
              <text:list-item>
                <text:p text:style-name="P13" loext:marker-style-name="T7"><text:span text:style-name="T7">Relacionar la funcionalidad del componente software a desarrollar con las técnicas de desarrollo estructurado estándares para cumplir la funcionalidad del componente software.</text:span><text:span text:style-name="T7"/></text:p>
              </text:list-item>
            </text:list>
          </table:table-cell>
        </table:table-row>
        <table:table-row table:style-name="Tabla1.9">
          <table:table-cell table:style-name="Tabla1.A9" table:number-columns-spanned="2" office:value-type="string">
            <text:p text:style-name="P2" loext:marker-style-name="T4"><text:span text:style-name="T1">Descripción de la Actividad</text:span><text:span text:style-name="T4"/>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4" loext:marker-style-name="T5"><text:span text:style-name="T5">La empresa Uship, requiere una nueva web, accesible, con las siguientes especificaciones:</text:span><text:span text:style-name="T5"/></text:p>
            <text:list xml:id="list2537021953" text:style-name="WWNum5">
              <text:list-item>
                <text:p text:style-name="P5" loext:marker-style-name="T5"><text:span text:style-name="T5">Página de inicio:</text:span><text:span text:style-name="T5"/></text:p>
              </text:list-item>
            </text:list>
            <text:list text:style-name="WWNum11">
              <text:list-item>
                <text:list>
                  <text:list-item>
                    <text:p text:style-name="P6" loext:marker-style-name="T5"><text:span text:style-name="T5">El Menú, debe tener un alto de 51px</text:span><text:span text:style-name="T5"/></text:p>
                  </text:list-item>
                  <text:list-item>
                    <text:p text:style-name="P6" loext:marker-style-name="T5"><text:span text:style-name="T5">Arial, Helvetica, sans-serif</text:span><text:span text:style-name="T5"/></text:p>
                  </text:list-item>
                  <text:list-item>
                    <text:p text:style-name="P8" loext:marker-style-name="T5"><text:span text:style-name="T5">El background del nav y el footer con el color: #333</text:span><text:span text:style-name="T5"/></text:p>
                  </text:list-item>
                  <text:list-item>
                    <text:p text:style-name="P8" loext:marker-style-name="T5"><text:span text:style-name="T5">El texto del menú con el color: #f2f2f2</text:span><text:span text:style-name="T5"/></text:p>
                  </text:list-item>
                  <text:list-item>
                    <text:p text:style-name="P8" loext:marker-style-name="T5"><text:span text:style-name="T5">La sección de la página principal debe tener <text:s/>dos divisiones, de 35.3% aproximadamente.</text:span><text:span text:style-name="T5"/></text:p>
                  </text:list-item>
                  <text:list-item>
                    <text:p text:style-name="P8" loext:marker-style-name="T5"><text:span text:style-name="T5">Para el botón de los formularios, realizar un hover, con el color #BF452A, y con border-radius: 10px </text:span><text:span text:style-name="T5"/></text:p>
                  </text:list-item>
                  <text:list-item>
                    <text:p text:style-name="P8" loext:marker-style-name="T5"><text:span text:style-name="T5">Las imágenes podrías colocarlas a <text:s/>margin-top: 51px; para que no se solape con el nav</text:span><text:span text:style-name="T5"/></text:p>
                  </text:list-item>
                </text:list>
              </text:list-item>
            </text:list>
            <text:list xml:id="list75608248487658" text:continue-list="list2537021953" text:style-name="WWNum5">
              <text:list-item>
                <text:p text:style-name="P9" loext:marker-style-name="T5"><text:span text:style-name="T5">Realizar el formulario del Contacto</text:span><text:span text:style-name="T5"/></text:p>
              </text:list-item>
              <text:list-item>
                <text:p text:style-name="P9" loext:marker-style-name="T5"><text:span text:style-name="T5">Realizar el formulario del Seguimiento</text:span><text:span text:style-name="T5"/></text:p>
              </text:list-item>
              <text:list-item>
                <text:p text:style-name="P9" loext:marker-style-name="T5"><text:span text:style-name="T5">Realizar el formulario de Acceso a clientes</text:span><text:span text:style-name="T5"/></text:p>
              </text:list-item>
            </text:list>
            <text:list text:style-name="WWNum8">
              <text:list-item>
                <text:p text:style-name="P10" loext:marker-style-name="T5"><text:span text:style-name="T5">Los formularios centrados como los mostrare en el ejemplo</text:span><text:span text:style-name="T5"/></text:p>
              </text:list-item>
            </text:list>
            <text:list text:style-name="WWNum10">
              <text:list-item>
                <text:p text:style-name="P11" loext:marker-style-name="T5"><text:span text:style-name="T5">La sección debe tener un background de color #F9F9F9</text:span><text:span text:style-name="T5"/></text:p>
              </text:list-item>
              <text:list-item>
                <text:p text:style-name="P11" loext:marker-style-name="T5"><text:span text:style-name="T5">Los input:focus debe tener un background-color: ghostwhite</text:span><text:span text:style-name="T5"/></text:p>
              </text:list-item>
            </text:list>
            <text:p text:style-name="P26" loext:marker-style-name="T5"/>
            <text:list xml:id="list75609331344952" text:continue-list="list75608248487658" text:style-name="WWNum5">
              <text:list-item>
                <text:p text:style-name="P9" loext:marker-style-name="T5"><text:soft-page-break/><text:span text:style-name="T5">En la página principal, realiza la función que calcule el valor del envío, para ello debes tomar en cuenta:</text:span><text:span text:style-name="T5"/></text:p>
              </text:list-item>
            </text:list>
            <text:list text:style-name="WWNum12">
              <text:list-item>
                <text:p text:style-name="P12" loext:marker-style-name="T5"><text:span text:style-name="T5">Si el envío es desde – hasta la misma comunidad, el carburante=10, si es entre comunidades distintas, el carburante=20. </text:span><text:span text:style-name="T5"/></text:p>
              </text:list-item>
              <text:list-item>
                <text:p text:style-name="P12" loext:marker-style-name="T5"><text:span text:style-name="T5">Si es un sobre, el costo=1, Si es un Paquete menor a 5Kg, el costo=5, Si es un Paquete menor a 10Kg, el costo=10, Si es un Paquete menor a 15Kg, el costo=15, Si es un Paquete menor a 20Kg, el costo=20</text:span><text:span text:style-name="T5"/></text:p>
              </text:list-item>
            </text:list>
            <text:p text:style-name="P15" loext:marker-style-name="T5"><text:span text:style-name="T5">Teniendo estos datos, debemos calcular el envio=carburante+costo . Validar, que se realicen las selecciones <text:s text:c="2"/>necesarias para realizar el cálculo, sino enviar una alerta indicando la selección que falta.</text:span><text:span text:style-name="T5"/></text:p>
            <text:list text:continue-list="list75609331344952" text:style-name="WWNum5">
              <text:list-item>
                <text:p text:style-name="P16" loext:marker-style-name="T5"><text:span text:style-name="T5"><text:s/>En la página de Envíos nacionales, insertar una imagen con un texto, donde debe tener una animación de esconderse en caso de que el usuario lo seleccione.</text:span><text:span text:style-name="T5"/></text:p>
              </text:list-item>
              <text:list-item>
                <text:p text:style-name="P16" loext:marker-style-name="T5"><text:span text:style-name="T5">En la página de Internacional, igualmente se inserta una imagen y un texto, y este debe aumentar un 50% <text:s/>si el usuario pasa el ratón sobre la imagen.</text:span><text:span text:style-name="T5"/></text:p>
              </text:list-item>
              <text:list-item>
                <text:p text:style-name="P9" loext:marker-style-name="T5"><text:span text:style-name="T5">En la página de contacto, debes validar para que el formulario no se envíe con campos en blanco, y que el correo tenga el formato correcto (@ y .) y que se marque el checkbox para poder enviar el formulario.</text:span><text:span text:style-name="T5"/></text:p>
              </text:list-item>
              <text:list-item>
                <text:p text:style-name="P9" loext:marker-style-name="T5"><text:span text:style-name="T5">En la página de seguimiento, debes validar que contenga 10 dígitos y comiencen por USP en mayúsculas.</text:span><text:span text:style-name="T5"/></text:p>
              </text:list-item>
              <text:list-item>
                <text:p text:style-name="P9" loext:marker-style-name="T5"><text:span text:style-name="T5">En la página de Acceso a Clientes, validar para que el formulario no se envíe con campos en blanco, y que el Usuario tenga el formato correcto (@ y .)</text:span><text:span text:style-name="T5"/></text:p>
              </text:list-item>
            </text:list>
          </table:table-cell>
          <table:covered-table-cell/>
        </table:table-row>
        <table:table-row table:style-name="Tabla1.11">
          <table:table-cell table:style-name="Tabla1.A11" table:number-columns-spanned="2" office:value-type="string">
            <text:p text:style-name="P4" loext:marker-style-name="T1"><text:span text:style-name="T1">Puntuación: La calificación mínima es de 5 puntos y la máxima será de 10 </text:span><text:span text:style-name="T1"/></text:p>
            <text:p text:style-name="P4" loext:marker-style-name="T1"><text:span text:style-name="T1">Puntos. </text:span><text:span text:style-name="T1"/></text:p>
          </table:table-cell>
          <table:covered-table-cell/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 loext:marker-style-name="T8"><text:span text:style-name="T2">Normas de cumplimentación</text:span><text:span text:style-name="T18"/></text:p>
          </table:table-cell>
        </table:table-row>
        <table:table-row table:style-name="Tabla2.2">
          <table:table-cell table:style-name="Tabla2.A1" office:value-type="string">
            <text:p text:style-name="P20" loext:marker-style-name="T1"><text:span text:style-name="T1">Esta actividad tiene un tiempo estimado de 2 <text:s/>horas para el trabajo.</text:span><text:span text:style-name="T1"/></text:p>
            <text:p text:style-name="P20" loext:marker-style-name="T1"><text:span text:style-name="T1">El docente podrá ampliar o reducir el tiempo estimado en función del desarrollo de la actividad.</text:span><text:span text:style-name="T1"/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2" office:value-type="string">
            <text:p text:style-name="P21" loext:marker-style-name="T3"><text:span text:style-name="T3">PUNTUACIÓN</text:span><text:span text:style-name="T3"/></text:p>
          </table:table-cell>
          <table:covered-table-cell/>
          <table:table-cell table:style-name="Tabla3.A1" table:number-rows-spanned="2" office:value-type="string">
            <text:p text:style-name="P22" loext:marker-style-name="T3"><text:span text:style-name="T3">INDICADORES</text:span><text:span text:style-name="T3"/></text:p>
          </table:table-cell>
          <table:table-cell table:style-name="Tabla3.A1" table:number-rows-spanned="2" office:value-type="string">
            <text:p text:style-name="P22" loext:marker-style-name="T3"><text:span text:style-name="T3">EJECUCION</text:span><text:span text:style-name="T3"/></text:p>
          </table:table-cell>
        </table:table-row>
        <table:table-row table:style-name="Tabla3.2">
          <table:table-cell table:style-name="Tabla3.A2" office:value-type="string">
            <text:p text:style-name="P21" loext:marker-style-name="T9"><text:span text:style-name="T9">MÁXIMA</text:span><text:span text:style-name="T9"/></text:p>
          </table:table-cell>
          <table:table-cell table:style-name="Tabla3.B2" office:value-type="string">
            <text:p text:style-name="P21" loext:marker-style-name="T9"><text:span text:style-name="T9">OBTENIDA</text:span><text:span text:style-name="T9"/></text:p>
          </table:table-cell>
          <table:covered-table-cell table:style-name="Tabla3.A1"/>
          <table:covered-table-cell table:style-name="Tabla3.A1"/>
        </table:table-row>
        <table:table-row table:style-name="Tabla3.3">
          <table:table-cell table:style-name="Tabla3.A3" office:value-type="string">
            <text:p text:style-name="P21" loext:marker-style-name="T3"><text:span text:style-name="T3">2</text:span><text:span text:style-name="T3"/></text:p>
          </table:table-cell>
          <table:table-cell table:style-name="Tabla3.B3" office:value-type="string">
            <text:p text:style-name="P28" loext:marker-style-name="T3"/>
          </table:table-cell>
          <table:table-cell table:style-name="Tabla3.C3" office:value-type="string">
            <text:list xml:id="list2783025695" text:style-name="WWNum3">
              <text:list-item text:start-value="1">
                <text:p text:style-name="P23" loext:marker-style-name="T10"><text:span text:style-name="T10">Realizar el menú y página principal correctamente integrando HTML y CSS, enlazado correctamente con las subpáginas.</text:span><text:span text:style-name="T10"/></text:p>
              </text:list-item>
            </text:list>
          </table:table-cell>
          <table:table-cell table:style-name="Tabla3.D3" table:number-rows-spanned="5" office:value-type="string">
            <text:list text:style-name="WWNum4">
              <text:list-item>
                <text:p text:style-name="P24" loext:marker-style-name="T10"><text:span text:style-name="T10">Realiza correctamente todos los puntos, 2 punto</text:span><text:span text:style-name="T10"/></text:p>
              </text:list-item>
              <text:list-item>
                <text:p text:style-name="P24" loext:marker-style-name="T10"><text:span text:style-name="T10">Realiza algunos puntos correctamente y otros no. Entre 1,75 y 0,25</text:span><text:span text:style-name="T10"/></text:p>
              </text:list-item>
              <text:list-item>
                <text:p text:style-name="P24" loext:marker-style-name="T11"><text:span text:style-name="T10">No realiza ninguno de los puntos. 0</text:span><text:span text:style-name="T11"/></text:p>
              </text:list-item>
            </text:list>
          </table:table-cell>
        </table:table-row>
        <table:table-row table:style-name="Tabla3.3">
          <table:table-cell table:style-name="Tabla3.A4" office:value-type="string">
            <text:p text:style-name="P21" loext:marker-style-name="T3"><text:span text:style-name="T3">2</text:span><text:span text:style-name="T3"/></text:p>
          </table:table-cell>
          <table:table-cell table:style-name="Tabla3.B4" office:value-type="string">
            <text:p text:style-name="P28" loext:marker-style-name="T3"/>
          </table:table-cell>
          <table:table-cell table:style-name="Tabla3.C4" office:value-type="string">
            <text:list text:continue-list="list2783025695" text:style-name="WWNum3">
              <text:list-item>
                <text:p text:style-name="P23" loext:marker-style-name="T10"><text:span text:style-name="T10">Realizar formulario principal y la integración entre HTML-CSS y JavaScript. </text:span><text:span text:style-name="T10"/></text:p>
              </text:list-item>
            </text:list>
          </table:table-cell>
          <table:covered-table-cell table:style-name="Tabla3.A1"/>
        </table:table-row>
        <table:table-row table:style-name="Tabla3.5">
          <table:table-cell table:style-name="Tabla3.A5" office:value-type="string">
            <text:p text:style-name="P21" loext:marker-style-name="T3"><text:span text:style-name="T3">2</text:span><text:span text:style-name="T3"/></text:p>
          </table:table-cell>
          <table:table-cell table:style-name="Tabla3.B5" office:value-type="string">
            <text:p text:style-name="P28" loext:marker-style-name="T3"/>
          </table:table-cell>
          <table:table-cell table:style-name="Tabla3.C5" office:value-type="string">
            <text:list text:continue-numbering="true" text:style-name="WWNum3">
              <text:list-item>
                <text:p text:style-name="P23" loext:marker-style-name="T10"><text:span text:style-name="T10">Integrar función de cambio de estilos CSS en la imagen con JavaScript</text:span><text:span text:style-name="T10"/></text:p>
              </text:list-item>
            </text:list>
          </table:table-cell>
          <table:covered-table-cell table:style-name="Tabla3.A1"/>
        </table:table-row>
        <table:table-row table:style-name="Tabla3.3">
          <table:table-cell table:style-name="Tabla3.A6" office:value-type="string">
            <text:p text:style-name="P21" loext:marker-style-name="T3"><text:span text:style-name="T3">2</text:span><text:span text:style-name="T3"/></text:p>
          </table:table-cell>
          <table:table-cell table:style-name="Tabla3.B6" office:value-type="string">
            <text:p text:style-name="P28" loext:marker-style-name="T3"/>
          </table:table-cell>
          <table:table-cell table:style-name="Tabla3.C6" office:value-type="string">
            <text:list text:continue-numbering="true" text:style-name="WWNum3">
              <text:list-item>
                <text:p text:style-name="P23" loext:marker-style-name="T10"><text:span text:style-name="T10">Integrar JQuery escondiendo la imagen</text:span><text:span text:style-name="T10"/></text:p>
              </text:list-item>
            </text:list>
          </table:table-cell>
          <table:covered-table-cell table:style-name="Tabla3.A1"/>
        </table:table-row>
        <table:table-row table:style-name="Tabla3.3">
          <table:table-cell table:style-name="Tabla3.A7" office:value-type="string">
            <text:p text:style-name="P21" loext:marker-style-name="T3"><text:span text:style-name="T3">2</text:span><text:span text:style-name="T3"/></text:p>
          </table:table-cell>
          <table:table-cell table:style-name="Tabla3.B7" office:value-type="string">
            <text:p text:style-name="P28" loext:marker-style-name="T3"/>
          </table:table-cell>
          <table:table-cell table:style-name="Tabla3.C7" office:value-type="string">
            <text:list text:continue-numbering="true" text:style-name="WWNum3">
              <text:list-item>
                <text:p text:style-name="P25" loext:marker-style-name="T10"><text:span text:style-name="T10">Creación y Validación de Formularios según especificaciones (Cambio de atributos entre HTML y JavaScript, envio de Alertas)</text:span><text:span text:style-name="T10"/></text:p>
              </text:list-item>
            </text:list>
          </table:table-cell>
          <table:covered-table-cell table:style-name="Tabla3.A1"/>
        </table:table-row>
      </table:table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8" loext:marker-style-name="T12"><text:span text:style-name="T12">Nombre y Apellido del Alumno:</text:span></text:p>
            <text:p text:style-name="P18" loext:marker-style-name="T12"><text:span text:style-name="T12">Mónico Bellón Morales</text:span></text:p>
          </table:table-cell>
          <table:table-cell table:style-name="Tabla4.A1" office:value-type="string">
            <text:p text:style-name="P60" loext:marker-style-name="T12"><text:span text:style-name="T12">Fecha: </text:span></text:p>
            <text:p text:style-name="P60" loext:marker-style-name="T12"><text:span text:style-name="T12">05/07/2024</text:span></text:p>
          </table:table-cell>
        </table:table-row>
        <table:table-row table:style-name="Tabla4.2">
          <table:table-cell table:style-name="Tabla4.A1" office:value-type="string">
            <text:p text:style-name="P18" loext:marker-style-name="T12"><text:span text:style-name="T12">NIF:</text:span></text:p>
            <text:p text:style-name="P18" loext:marker-style-name="T12"><text:span text:style-name="T12">70336849C</text:span></text:p>
          </table:table-cell>
          <table:table-cell table:style-name="Tabla4.A1" office:value-type="string">
            <text:p text:style-name="P18" loext:marker-style-name="T12"><text:span text:style-name="T12">Firma:</text:span><text:span text:style-name="T12"/></text:p>
          </table:table-cell>
        </table:table-row>
        <table:table-row table:style-name="Tabla4.3">
          <table:table-cell table:style-name="Tabla4.A1" office:value-type="string">
            <text:p text:style-name="P18" loext:marker-style-name="T12"><text:span text:style-name="T12">Resultado:</text:span><text:span text:style-name="T12"/></text:p>
          </table:table-cell>
          <table:table-cell table:style-name="Tabla4.A1" office:value-type="string">
            <text:p text:style-name="P19" loext:marker-style-name="T12"><text:span text:style-name="T12">Firma del Docente:</text:span><text:span text:style-name="T12"/></text:p>
            <text:p text:style-name="P30" loext:marker-style-name="T12"/>
            <text:p text:style-name="P19" loext:marker-style-name="T12"><text:span text:style-name="T12">Irina Medina Sierra</text:span><text:span text:style-name="T12"/></text:p>
          </table:table-cell>
        </table:table-row>
      </table:table>
      <text:p text:style-name="P64" loext:marker-style-name="T1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Encabezado_20_Car" style:display-name="Encabezado Car" style:family="text" style:parent-style-name="Default_20_Paragraph_20_Font_20__28_WW_29_"/>
    <style:style style:name="Pie_20_de_20_página_20_Car" style:display-name="Pie de página Car" style:family="text" style:parent-style-name="Default_20_Paragraph_20_Font_20__28_WW_29_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ocssharedwiztogglelabeledlabeltext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6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0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7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4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1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8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5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62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02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7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42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1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82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52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loext:opacity="100%" fo:font-size="9pt" fo:font-weight="bold" style:font-size-asian="9pt" style:language-asian="es" style:country-asian="ES" style:font-weight-asian="bold" style:font-name-complex="Calibri1" style:font-size-complex="12pt" style:font-weight-complex="bold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color="#808080" loext:opacity="100%" fo:font-size="9pt" fo:font-weight="bold" style:font-size-asian="9pt" style:language-asian="es" style:country-asian="ES" style:font-weight-asian="bold" style:font-name-complex="Calibri1" style:font-size-complex="12pt" style:font-weight-complex="bold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2.538cm, 0cm, 2.26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243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3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n 1" text:anchor-type="char" svg:x="3.799cm" svg:y="0.023cm" svg:width="1.984cm" svg:height="1.363cm" draw:z-index="11"><draw:image xlink:href="Pictures/10000001000001DD000000AC568DFA55B04BCF18.png" xlink:type="simple" xlink:show="embed" xlink:actuate="onLoad" draw:mime-type="image/png"/><svg:desc>Interfaz de usuario gráfica, Aplicación

Descripción generada automáticamente</svg:desc></draw:frame><draw:frame draw:style-name="Mfr2" draw:name="Imagen3" text:anchor-type="char" svg:x="6.112cm" svg:y="0.102cm" svg:width="4.577cm" svg:height="1.244cm" draw:z-index="5"><draw:image xlink:href="Pictures/10000001000001F100000087D24670FFBA85A5F4.png" xlink:type="simple" xlink:show="embed" xlink:actuate="onLoad" draw:mime-type="image/png"/><svg:desc>Gráfico

Descripción generada automáticamente con confianza baja</svg:desc></draw:frame><draw:frame draw:style-name="Mfr2" draw:name="Imagen4" text:anchor-type="char" svg:x="10.821cm" svg:y="0.108cm" svg:width="4.535cm" svg:height="1.256cm" draw:z-index="8"><draw:image xlink:href="Pictures/10000001000001E70000008791F28A5FC95A9FF9.png" xlink:type="simple" xlink:show="embed" xlink:actuate="onLoad" draw:mime-type="image/png"/><svg:desc>Texto

Descripción generada automáticamente</svg:desc></draw:frame><draw:frame draw:style-name="Mfr3" draw:name="1 Imagen" text:anchor-type="char" svg:x="-0.503cm" svg:y="-0.275cm" svg:width="4.279cm" svg:height="1.949cm" draw:z-index="2"><draw:image xlink:href="Pictures/1000000000000168000000C02CA3E54D5DD1D1D7.jpg" xlink:type="simple" xlink:show="embed" xlink:actuate="onLoad" draw:mime-type="image/jpeg"/><svg:desc>Imagen que contiene dibujo

Descripción generada automáticamente</svg:desc></draw:frame></text:p>
        <text:p text:style-name="MP1" loext:marker-style-name="MT1"/>
        <text:p text:style-name="MP1" loext:marker-style-name="MT1"/>
        <text:p text:style-name="MP1" loext:marker-style-name="MT1"/>
        <text:p text:style-name="MP2" loext:marker-style-name="MT2"><text:span text:style-name="MT2">FPSE/2023/13/129 DUAL DESARROLLO DE APLICACIONES CON TECNOLOGÍA WEB</text:span><text:span text:style-name="MT2"/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rina</meta:initial-creator>
    <meta:editing-cycles>15</meta:editing-cycles>
    <meta:print-date>2020-02-03T19:03:00</meta:print-date>
    <meta:creation-date>2020-09-02T17:23:00</meta:creation-date>
    <dc:date>2024-07-05T07:56:07.414000000</dc:date>
    <meta:editing-duration>PT16M15S</meta:editing-duration>
    <meta:generator>LibreOffice/7.6.3.2$Windows_X86_64 LibreOffice_project/29d686fea9f6705b262d369fede658f824154cc0</meta:generator>
    <meta:document-statistic meta:table-count="4" meta:image-count="4" meta:object-count="0" meta:page-count="3" meta:paragraph-count="78" meta:word-count="823" meta:character-count="5107" meta:non-whitespace-character-count="4368"/>
    <meta:user-defined meta:name="AppVersion">16.0000</meta:user-defined>
    <meta:user-defined meta:name="ContentTypeId">0x010100E1F9222D4EFAE84A94407F9C564888A9</meta:user-defined>
    <meta:template xlink:type="simple" xlink:actuate="onRequest" xlink:title="Normal" xlink:href=""/>
  </office:meta>
</office:document-meta>
</file>